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4821"/>
    </style:style>
    <style:style style:name="P2" style:family="paragraph" style:parent-style-name="Standard">
      <style:text-properties fo:font-weight="bold" officeooo:paragraph-rsid="00014821" style:font-weight-asian="bold" style:font-weight-complex="bold"/>
    </style:style>
    <style:style style:name="T1" style:family="text">
      <style:text-properties officeooo:rsid="00014821"/>
    </style:style>
    <style:style style:name="T2" style:family="text">
      <style:text-properties officeooo:rsid="00063815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4.4.2014</text:span></text:p>
      <text:p text:style-name="P1"><text:span text:style-name="T1"/></text:p>
      <text:p text:style-name="P2"><text:span text:style-name="T1">Tasks:</text:span></text:p>
      <text:p text:style-name="P1"><text:span text:style-name="T2">1.creating repositories: Roi</text:span></text:p>
      <text:p text:style-name="P1"><text:span text:style-name="T2">2.how to access repositories: Jeffrey and Carlos</text:span></text:p>
      <text:p text:style-name="P1"><text:span text:style-name="T2">3.how to query repositories: Jenna</text:span></text:p>
      <text:p text:style-name="P1"><text:span text:style-name="T2">4.how to return repository data to users: Chernoh</text:span></text:p>
      <text:p text:style-name="P1"><text:span text:style-name="T2">5.website: Scott and Xander and Megan</text:span></text:p>
      <text:p text:style-name="P1"><text:span text:style-name="T2">6.VM: Kiri</text:span></text:p>
      <text:p text:style-name="P1"><text:span text:style-name="T2">7.Server Space, Domain Stuff: Robin and Chris</text:span></text:p>
      <text:p text:style-name="P1"><text:span text:style-name="T2"/></text:p>
      <text:p text:style-name="P2"><text:span text:style-name="T1">Due:</text:span></text:p>
      <text:p text:style-name="P1"><text:span text:style-name="T1">3:00pm 19.4.2012, meeting in Pow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ack-Grose </meta:initial-creator>
    <meta:creation-date>2014-04-17T11:20:42</meta:creation-date>
    <dc:date>2014-04-17T11:22:21</dc:date>
    <dc:creator>Strack-Grose </dc:creator>
    <meta:editing-duration>P0D</meta:editing-duration>
    <meta:editing-cycles>1</meta:editing-cycles>
    <meta:document-statistic meta:table-count="0" meta:image-count="0" meta:object-count="0" meta:page-count="1" meta:paragraph-count="11" meta:word-count="46" meta:character-count="305" meta:non-whitespace-character-count="270"/>
    <meta:generator>LibreOffice/3.6$Linux_x86 LibreOffice_project/360m1$Build-2</meta:generator>
  </office:meta>
</office:document-meta>
</file>